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3.3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17.6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6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/>
      <style:paragraph-properties style:writing-mode="lr-tb"/>
    </style:style>
    <style:style style:name="gr1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4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18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7cm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1cm"/>
      <style:paragraph-properties style:writing-mode="lr-tb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1.8cm"/>
      <style:paragraph-properties style:writing-mode="lr-tb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/>
      <style:paragraph-properties style:writing-mode="lr-tb"/>
    </style:style>
    <style:style style:name="gr22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5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cm" fo:min-width="1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2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824cm" fo:min-width="1cm"/>
      <style:paragraph-properties style:writing-mode="lr-tb"/>
    </style:style>
    <style:style style:name="gr32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3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9900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style:paragraph-properties fo:line-height="150%"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fo:language="zxx" fo:country="none" style:language-asian="zxx" style:country-asian="none" style:language-complex="zxx" style:country-complex="none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cc0000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3.6cm" svg:x="1.027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17.9cm" svg:x="8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2.1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2.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cm" svg:height="0.9cm" svg:x="2.8cm" svg:y="5.3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5.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3" draw:layer="layout" svg:width="2.2cm" svg:height="0.9cm" svg:x="2.8cm" svg:y="6.6cm">
          <text:p text:style-name="P2"><text:span text:style-name="T2">RS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6cm" svg:y="7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9cm" svg:y1="6.5cm" svg:x2="8.7cm" svg:y2="6.5cm">
          <text:p text:style-name="P7"><text:span text:style-name="T2"><text:s text:c="2"/></text:span><text:span text:style-name="T2">register <text:s text:c="4"/></text:span></text:p>
          <text:p text:style-name="P7"><text:span text:style-name="T2"/></text:p>
        </draw:line>
        <draw:custom-shape draw:style-name="gr9" draw:text-style-name="P9" xml:id="id3" draw:id="id3" draw:layer="layout" svg:width="0.6cm" svg:height="0.7cm" svg:x="3.8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2" draw:layer="layout" svg:width="4.2cm" svg:height="0.9cm" svg:x="4cm" svg:y="1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7.5cm" svg:y1="7.9cm" svg:x2="11.7cm" svg:y2="7.9cm">
          <text:p text:style-name="P7"><text:span text:style-name="T2">no</text:span></text:p>
          <text:p text:style-name="P7"><text:span text:style-name="T2"/></text:p>
        </draw:line>
        <draw:custom-shape draw:style-name="gr12" draw:text-style-name="P10" draw:layer="layout" svg:width="4cm" svg:height="2.8cm" svg:x="9.7cm" svg:y="5.1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13" draw:text-style-name="P11" draw:layer="layout" svg:width="3.9cm" svg:height="1.6cm" svg:x="12.6cm" svg:y="10.3cm"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registr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2cm" svg:height="0.9cm" svg:x="13cm" svg:y="10.537cm">
            <text:p text:style-name="P2"><text:span text:style-name="T2">RS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4.6cm" svg:y="10.9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5.152cm" svg:y="10.937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2" draw:layer="layout" svg:width="7.051cm" svg:height="0.962cm" svg:x="1.2cm" svg:y="16.438cm">
          <draw:text-box>
            <text:p>referendum deadline <text:s/><text:span text:style-name="T4">F</text:span></text:p>
          </draw:text-box>
        </draw:frame>
        <draw:line draw:style-name="gr16" draw:text-style-name="P13" draw:layer="layout" svg:x1="8.1cm" svg:y1="16.9cm" svg:x2="19.5cm" svg:y2="16.9cm">
          <text:p/>
        </draw:line>
        <draw:frame draw:style-name="gr17" draw:text-style-name="P14" draw:layer="layout" svg:width="0.7cm" svg:height="0.725cm" svg:x="4.4cm" svg:y="5.175cm">
          <draw:text-box>
            <text:p text:style-name="P7"><text:span text:style-name="T5">F</text:span></text:p>
          </draw:text-box>
        </draw:frame>
        <draw:g>
          <draw:g>
            <draw:custom-shape draw:style-name="gr18" draw:text-style-name="P11" draw:layer="layout" svg:width="3.2cm" svg:height="1.6cm" svg:x="9.4cm" svg:y="10.3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ballo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3" draw:layer="layout" svg:width="1.997cm" svg:height="0.9cm" svg:x="9.6cm" svg:y="10.5cm">
          <text:p text:style-name="P2"><text:span text:style-name="T2">R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11.1cm" svg:y="10.994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11.701cm" svg:y="10.995cm">
          <text:p text:style-name="P2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0.7cm" svg:height="0.725cm" svg:x="11cm" svg:y="10.4cm">
          <draw:text-box>
            <text:p text:style-name="P7"><text:span text:style-name="T5">F</text:span></text:p>
          </draw:text-box>
        </draw:frame>
        <draw:custom-shape draw:style-name="gr20" draw:text-style-name="P11" xml:id="id5" draw:id="id5" draw:layer="layout" svg:width="2.3cm" svg:height="1.7cm" svg:x="3cm" svg:y="13.2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vot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956cm" svg:x="3.2cm" svg:y="13.519cm">
          <text:p text:style-name="P2"><text:span text:style-name="T2">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0.8cm" svg:height="0.85cm" svg:x="4.3cm" svg:y="13.944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0.7cm" svg:height="0.77cm" svg:x="4.126cm" svg:y="13.413cm">
          <draw:text-box>
            <text:p text:style-name="P7"><text:span text:style-name="T5">F</text:span></text:p>
          </draw:text-box>
        </draw:frame>
        <draw:frame draw:style-name="gr24" draw:text-style-name="P12" xml:id="id1" draw:id="id1" draw:layer="layout" svg:width="1.488cm" svg:height="0.962cm" svg:x="13.712cm" svg:y="5.9cm">
          <draw:text-box>
            <text:p>yes</text:p>
          </draw:text-box>
        </draw:frame>
        <draw:connector draw:style-name="gr25" draw:text-style-name="P13" draw:layer="layout" draw:line-skew="1.299cm" svg:x1="15.2cm" svg:y1="6.381cm" svg:x2="16.5cm" svg:y2="11.1cm" draw:start-shape="id1" draw:start-glue-point="1" svg:d="M15200 6381h2199v4719h-899" svg:viewBox="0 0 2200 4720">
          <text:p/>
        </draw:connector>
        <draw:line draw:style-name="gr26" draw:text-style-name="P15" draw:layer="layout" svg:x1="7.4cm" svg:y1="11.1cm" svg:x2="9.4cm" svg:y2="11.1cm">
          <text:p text:style-name="P7"><text:s text:c="5"/>OK</text:p>
          <text:p text:style-name="P7"/>
        </draw:line>
        <draw:custom-shape draw:style-name="gr27" draw:text-style-name="P10" draw:layer="layout" svg:width="4cm" svg:height="2.7cm" svg:x="2.3cm" svg:y="8.2cm">
          <text:p text:style-name="P2"><text:span text:style-name="T2">S answ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2" xml:id="id2" draw:id="id2" draw:layer="layout" svg:width="1.205cm" svg:height="0.962cm" svg:x="1.311cm" svg:y="9.069cm">
          <draw:text-box>
            <text:p>no</text:p>
          </draw:text-box>
        </draw:frame>
        <draw:connector draw:style-name="gr29" draw:text-style-name="P15" draw:layer="layout" draw:line-skew="1.569cm -1.958cm" svg:x1="1.913cm" svg:y1="10.031cm" svg:x2="3.8cm" svg:y2="3.55cm" draw:start-shape="id2" draw:start-glue-point="2" draw:end-shape="id3" draw:end-glue-point="3" svg:d="M1913 10031v2069h-713v-8550h2600" svg:viewBox="0 0 2601 8551">
          <text:p/>
        </draw:connector>
        <draw:connector draw:style-name="gr25" draw:text-style-name="P13" draw:layer="layout" svg:x1="6.81cm" svg:y1="10.048cm" svg:x2="5.3cm" svg:y2="14.05cm" draw:start-shape="id4" draw:start-glue-point="2" draw:end-shape="id5" draw:end-glue-point="1" svg:d="M6810 10048v4002h-1510" svg:viewBox="0 0 1511 4003">
          <text:p/>
        </draw:connector>
        <draw:frame draw:style-name="gr30" draw:text-style-name="P12" xml:id="id4" draw:id="id4" draw:layer="layout" svg:width="1.421cm" svg:height="0.962cm" svg:x="6.1cm" svg:y="9.086cm">
          <draw:text-box>
            <text:p>OK</text:p>
          </draw:text-box>
        </draw:frame>
        <draw:connector draw:style-name="gr29" draw:text-style-name="P15" draw:layer="layout" draw:line-skew="0.038cm -1.219cm" svg:x1="4.209cm" svg:y1="11.562cm" svg:x2="3.8cm" svg:y2="3.55cm" draw:start-shape="id6" draw:start-glue-point="2" draw:end-shape="id3" draw:end-glue-point="3" svg:d="M4209 11562v538h-3009v-8550h2600" svg:viewBox="0 0 3010 8551">
          <text:p/>
        </draw:connector>
        <draw:frame draw:style-name="gr30" draw:text-style-name="P12" xml:id="id6" draw:id="id6" draw:layer="layout" svg:width="2.581cm" svg:height="0.962cm" svg:x="2.919cm" svg:y="10.6cm">
          <draw:text-box>
            <text:p>timeout</text:p>
          </draw:text-box>
        </draw:frame>
        <draw:custom-shape draw:style-name="gr31" draw:text-style-name="P10" xml:id="id7" draw:id="id7" draw:layer="layout" svg:width="3cm" svg:height="2.148cm" svg:x="8.5cm" svg:y="18.378cm">
          <text:p text:style-name="P2"><text:span text:style-name="T2">check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15" draw:layer="layout" svg:x1="11.5cm" svg:y1="19.452cm" svg:x2="15.7cm" svg:y2="19.45cm" draw:start-shape="id7" draw:start-glue-point="7" draw:end-shape="id8" draw:end-glue-point="3" svg:d="M11500 19452h1987v-2h2213" svg:viewBox="0 0 4201 3">
          <text:p text:style-name="P7">found more <text:s text:c="4"/></text:p>
          <text:p text:style-name="P7">recent ballot <text:s text:c="3"/></text:p>
        </draw:connector>
        <draw:frame draw:style-name="gr33" draw:text-style-name="P12" draw:layer="layout" svg:width="2.792cm" svg:height="0.962cm" svg:x="8.608cm" svg:y="17.292cm">
          <draw:text-box>
            <text:p>for all A:</text:p>
          </draw:text-box>
        </draw:frame>
        <draw:custom-shape draw:style-name="gr34" draw:text-style-name="P11" xml:id="id8" draw:id="id8" draw:layer="layout" svg:width="3.4cm" svg:height="1.7cm" svg:x="15.7cm" svg:y="18.6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16"><text:span text:style-name="T6">revoked ballot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3" draw:layer="layout" svg:width="2cm" svg:height="0.9cm" svg:x="15.946cm" svg:y="18.825cm">
            <text:p text:style-name="P2"><text:span text:style-name="T2">RS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546cm" svg:y="19.325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4" draw:layer="layout" svg:width="0.7cm" svg:height="0.725cm" svg:x="17.751cm" svg:y="18.725cm">
            <draw:text-box>
              <text:p text:style-name="P7"><text:span text:style-name="T5">F</text:span></text:p>
            </draw:text-box>
          </draw:frame>
          <draw:custom-shape draw:style-name="gr6" draw:text-style-name="P4" draw:layer="layout" svg:width="0.8cm" svg:height="0.8cm" svg:x="18.151cm" svg:y="19.326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12" draw:layer="layout" svg:width="0.853cm" svg:height="0.962cm" svg:x="18.147cm" svg:y="18.451cm">
            <draw:text-box>
              <text:p>_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16T09:05:03.514000000</dc:date>
    <meta:editing-duration>PT10H29M9S</meta:editing-duration>
    <meta:editing-cycles>35</meta:editing-cycles>
    <meta:generator>LibreOffice/6.4.2.2$Windows_X86_64 LibreOffice_project/4e471d8c02c9c90f512f7f9ead8875b57fcb1ec3</meta:generator>
    <meta:print-date>2020-04-10T11:11:35.699000000</meta:print-date>
    <meta:document-statistic meta:object-count="54"/>
  </office:meta>
</office:document-meta>
</file>